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52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8.213cm"/>
    </style:style>
    <style:style style:name="co5" style:family="table-column">
      <style:table-column-properties fo:break-before="auto" style:column-width="6.465cm"/>
    </style:style>
    <style:style style:name="co7" style:family="table-column">
      <style:table-column-properties fo:break-before="auto" style:column-width="19.064cm"/>
    </style:style>
    <style:style style:name="co8" style:family="table-column">
      <style:table-column-properties fo:break-before="auto" style:column-width="4.67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22pt" fo:language="en" fo:country="US" fo:font-weight="bold" style:font-name-asian="Lucida Sans Unicode" style:font-size-asian="22pt" style:language-asian="en" style:country-asian="US" style:font-weight-asian="bold" style:font-name-complex="Tahoma" style:font-size-complex="12.4499998092651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37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color="#000000" style:font-name="Segoe UI" fo:font-size="12pt" fo:language="none" fo:country="none" style:font-name-asian="Segoe UI" style:font-size-asian="12pt" style:language-asian="none" style:country-asian="none" style:font-name-complex="Segoe UI" style:font-size-complex="12pt" style:language-complex="none" style:country-complex="none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8" table:number-columns-repeated="1018" table:default-cell-style-name="ce2"/>
        <table:table-column table:style-name="co8" table:default-cell-style-name="ce7"/>
        <table:table-row table:style-name="ro2">
          <table:table-cell table:style-name="ce1" office:value-type="string" table:number-columns-spanned="5" table:number-rows-spanned="1">
            <text:p>Dave Dialogues</text:p>
          </table:table-cell>
          <table:covered-table-cell table:number-columns-repeated="4"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5">
          <table:table-cell table:style-name="ce3" office:value-type="string">
            <text:p>CONDITION</text:p>
          </table:table-cell>
          <table:table-cell table:style-name="ce3" office:value-type="string">
            <text:p>MAP</text:p>
          </table:table-cell>
          <table:table-cell table:style-name="ce3" office:value-type="string">
            <text:p>FICHIER</text:p>
          </table:table-cell>
          <table:table-cell table:style-name="ce3" office:value-type="string">
            <text:p>CHARACTER</text:p>
          </table:table-cell>
          <table:table-cell table:style-name="ce3" office:value-type="string">
            <text:p>DIALOGUE</text:p>
          </table:table-cell>
          <table:table-cell table:number-columns-repeated="1019"/>
        </table:table-row>
        <table:table-row table:style-name="ro5">
          <table:table-cell office:value-type="string" table:number-columns-spanned="1" table:number-rows-spanned="3">
            <text:p>finir RR000 en Psychopathe</text:p>
          </table:table-cell>
          <table:table-cell table:style-name="ce5" office:value-type="string" table:number-columns-spanned="1" table:number-rows-spanned="3">
            <text:p>DAVE_PSYCHOPATHE</text:p>
          </table:table-cell>
          <table:table-cell table:style-name="ce5" office:value-type="string" table:number-columns-spanned="1" table:number-rows-spanned="3">
            <text:p>FIRST_TIME</text:p>
          </table:table-cell>
          <table:table-cell office:value-type="string">
            <text:p>dave = DOWN = camera</text:p>
          </table:table-cell>
          <table:table-cell office:value-type="string">
            <text:p>Hmm… Comment dire…</text:p>
          </table:table-cell>
          <table:table-cell table:number-columns-repeated="1019"/>
        </table:table-row>
        <table:table-row table:style-name="ro5">
          <table:covered-table-cell table:number-columns-repeated="2" table:style-name="ce5"/>
          <table:covered-table-cell/>
          <table:table-cell office:value-type="string">
            <text:p>dave = DOWN = camera</text:p>
          </table:table-cell>
          <table:table-cell office:value-type="string">
            <text:p>Ne te méprends pas,@il y aura bien une suite à ce scénario.</text:p>
          </table:table-cell>
          <table:table-cell table:number-columns-repeated="1019"/>
        </table:table-row>
        <table:table-row table:style-name="ro5">
          <table:covered-table-cell table:number-columns-repeated="2" table:style-name="ce5"/>
          <table:covered-table-cell/>
          <table:table-cell office:value-type="string">
            <text:p>dave = DOWN = smile</text:p>
          </table:table-cell>
          <table:table-cell office:value-type="string">
            <text:p>Ça te parle la route "génocide" d'Undertale ?</text:p>
          </table:table-cell>
          <table:table-cell table:number-columns-repeated="1019"/>
        </table:table-row>
        <table:table-row table:style-name="ro5">
          <table:table-cell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number-columns-repeated="5"/>
          <table:table-cell table:number-columns-repeated="1019"/>
        </table:table-row>
        <table:table-row table:style-name="ro5">
          <table:table-cell office:value-type="string">
            <text:p>finir RR000 en Psychopathe 2 fois</text:p>
          </table:table-cell>
          <table:table-cell table:style-name="ce5" office:value-type="string">
            <text:p>DAVE_PSYCHOPATHE</text:p>
          </table:table-cell>
          <table:table-cell table:style-name="ce5" office:value-type="string">
            <text:p>SECOND_TIME</text:p>
          </table:table-cell>
          <table:table-cell office:value-type="string">
            <text:p>dave = DOWN = camera</text:p>
          </table:table-cell>
          <table:table-cell office:value-type="string">
            <text:p>Ça t'amuses de faire souffrir Sarah@une deuxième fois ? Je te conseille d'arrêter.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office:value-type="string">
            <text:p>finir RR000 en Psychopathe 3 fois</text:p>
          </table:table-cell>
          <table:table-cell table:style-name="ce5" office:value-type="string">
            <text:p>DAVE_PSYCHOPATHE</text:p>
          </table:table-cell>
          <table:table-cell table:style-name="ce5" office:value-type="string">
            <text:p>/</text:p>
          </table:table-cell>
          <table:table-cell office:value-type="string">
            <text:p>/</text:p>
          </table:table-cell>
          <table:table-cell office:value-type="string">
            <text:p>…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>
            <text:p>lancer le jeu 1 fois</text:p>
          </table:table-cell>
          <table:table-cell office:value-type="string">
            <text:p>DAVE_000</text:p>
          </table:table-cell>
          <table:table-cell office:value-type="string">
            <text:p>WARNING_DEMO*FIRST_TIME</text:p>
          </table:table-cell>
          <table:table-cell office:value-type="string">
            <text:p>dave = DOWN = camera</text:p>
          </table:table-cell>
          <table:table-cell office:value-type="string">
            <text:p>Au fait ! Dans ce jeu, tes choix@sont vraiment pris en compte.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>
            <text:p>lancer le jeu 2 fois</text:p>
          </table:table-cell>
          <table:table-cell office:value-type="string">
            <text:p>DAVE_000</text:p>
          </table:table-cell>
          <table:table-cell office:value-type="string">
            <text:p>WARNING_DEMO*SECOND_TIME</text:p>
          </table:table-cell>
          <table:table-cell office:value-type="string">
            <text:p>dave = DOWN = camera</text:p>
          </table:table-cell>
          <table:table-cell office:value-type="string">
            <text:p>Re-bonjour.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 table:number-columns-spanned="1" table:number-rows-spanned="2">
            <text:p>lancer le jeu 3 fois</text:p>
          </table:table-cell>
          <table:table-cell office:value-type="string" table:number-columns-spanned="1" table:number-rows-spanned="2">
            <text:p>DAVE_000</text:p>
          </table:table-cell>
          <table:table-cell office:value-type="string" table:number-columns-spanned="1" table:number-rows-spanned="2">
            <text:p>WARNING_DEMO*KEYS</text:p>
          </table:table-cell>
          <table:table-cell office:value-type="string">
            <text:p>dave = DOWN = camera</text:p>
          </table:table-cell>
          <table:table-cell office:value-type="string">
            <text:p>Est-ce que tu avais remarqué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mera</text:p>
          </table:table-cell>
          <table:table-cell office:value-type="string">
            <text:p>Les clefs dans l'appartement de Rebecca sont@toujours au 3ème endroit où tu les cherches.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>
            <text:p>lancer le jeu 4 fois</text:p>
          </table:table-cell>
          <table:table-cell office:value-type="string">
            <text:p>DAVE_000</text:p>
          </table:table-cell>
          <table:table-cell office:value-type="string">
            <text:p>WARNING_DEMO*WHAT</text:p>
          </table:table-cell>
          <table:table-cell office:value-type="string">
            <text:p>alicia = DOWN = surprised_var</text:p>
          </table:table-cell>
          <table:table-cell office:value-type="string">
            <text:p>Qu'est-ce que je fais là, moi ?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 table:number-columns-spanned="1" table:number-rows-spanned="2">
            <text:p>lancer le jeu 5 fois</text:p>
          </table:table-cell>
          <table:table-cell office:value-type="string" table:number-columns-spanned="1" table:number-rows-spanned="2">
            <text:p>DAVE_000</text:p>
          </table:table-cell>
          <table:table-cell office:value-type="string" table:number-columns-spanned="1" table:number-rows-spanned="2">
            <text:p>WARNING_DEMO*BOLTS</text:p>
          </table:table-cell>
          <table:table-cell office:value-type="string">
            <text:p>dave = DOWN = camera</text:p>
          </table:table-cell>
          <table:table-cell office:value-type="string">
            <text:p>Fait amusant :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mera</text:p>
          </table:table-cell>
          <table:table-cell office:value-type="string">
            <text:p>Les giraffe ont 30 fois plus de chances@d'être frappé par la foudre que les humains.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 table:number-columns-spanned="1" table:number-rows-spanned="9">
            <text:p>lancer le jeu 6 fois</text:p>
          </table:table-cell>
          <table:table-cell office:value-type="string" table:number-columns-spanned="1" table:number-rows-spanned="9">
            <text:p>DAVE_000</text:p>
          </table:table-cell>
          <table:table-cell office:value-type="string" table:number-columns-spanned="1" table:number-rows-spanned="9">
            <text:p>STOP_DEMO</text:p>
          </table:table-cell>
          <table:table-cell office:value-type="string">
            <text:p>dave = DOWN = camera</text:p>
          </table:table-cell>
          <table:table-cell office:value-type="string">
            <text:p>Tu n'en as pas marre de rouvrir et de refermer@le jeu en boucle pour voir tout ce que j'ai à dire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mera</text:p>
          </table:table-cell>
          <table:table-cell office:value-type="string">
            <text:p>Si tu cherches un signe pour t'arrêter, le voici :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mera_happy</text:p>
          </table:table-cell>
          <table:table-cell office:value-type="string">
            <text:p>Quoi ? Tu attends l'écran titre, peut-être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mera</text:p>
          </table:table-cell>
          <table:table-cell office:value-type="string">
            <text:p>À quoi ça te servirait ? Tu n'arrêtes pas@de le quitter aussitôt qu'il s'affiche…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mera_happy</text:p>
          </table:table-cell>
          <table:table-cell office:value-type="string">
            <text:p>En te gardant avec moi ici, au moins tu as@l'impression qu'il se passe quelque chose.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mera</text:p>
          </table:table-cell>
          <table:table-cell office:value-type="string">
            <text:p>Ce suspense ! Vais-je encore dire quelque@chose si tu attends assez longtemps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intrigued</text:p>
          </table:table-cell>
          <table:table-cell office:value-type="string">
            <text:p>Qu'est-ce qu'on s'amuse, hein ?@Restez tous les deux ici, à ne rien faire…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intrigued</text:p>
          </table:table-cell>
          <table:table-cell office:value-type="string">
            <text:p>Vraie question : tu t'amuses vraiment, là ?@À regarder 120 pixels colorés, sur un fond noir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mera</text:p>
          </table:table-cell>
          <table:table-cell office:value-type="string">
            <text:p>Ok, j'abandonne. Je m'ennuie.@On se voit plus tard.</text:p>
          </table:table-cell>
          <table:table-cell table:number-columns-repeated="1019"/>
        </table:table-row>
        <table:table-row table:style-name="ro5">
          <table:table-cell table:style-name="ce5"/>
          <table:table-cell table:number-columns-repeated="1023"/>
        </table:table-row>
        <table:table-row table:style-name="ro5">
          <table:table-cell table:style-name="ce5" office:value-type="string" table:number-columns-spanned="1" table:number-rows-spanned="8">
            <text:p>parler à Dave dans le laboratoire</text:p>
          </table:table-cell>
          <table:table-cell table:style-name="ce6" office:value-type="string" table:number-columns-spanned="1" table:number-rows-spanned="8">
            <text:p>LABORATORY_000</text:p>
          </table:table-cell>
          <table:table-cell table:style-name="ce6" office:value-type="string" table:number-columns-spanned="1" table:number-rows-spanned="8">
            <text:p>DAVE*CHOSEN_ONE</text:p>
          </table:table-cell>
          <table:table-cell office:value-type="string">
            <text:p>player = object = happy</text:p>
          </table:table-cell>
          <table:table-cell office:value-type="string">
            <text:p>Bonjour Dave, tu regardes quoi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player = calm</text:p>
          </table:table-cell>
          <table:table-cell office:value-type="string">
            <text:p>Tiens, salut Rebecca.@Alors c'est toi qui as été choisie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player = disillusioned</text:p>
          </table:table-cell>
          <table:table-cell office:value-type="string">
            <text:p>C'est drôle, j'ai toujours pensé que ça serait moi.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player = calm</text:p>
          </table:table-cell>
          <table:table-cell office:value-type="string">
            <text:p>Ça fait quel effet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player = object = worry</text:p>
          </table:table-cell>
          <table:table-cell office:value-type="string">
            <text:p>Tu es encore plus bizarre que d'habitude…@Tu es sûr que ça va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player = calm</text:p>
          </table:table-cell>
          <table:table-cell office:value-type="string">
            <text:p>Je vais bien, merci de t'en soucier.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lm</text:p>
          </table:table-cell>
          <table:table-cell office:value-type="string">
            <text:p>Et pour répondre à ta question, je regardais@les bombes dans la salle d'à-côté.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player = object = no_sens</text:p>
          </table:table-cell>
          <table:table-cell office:value-type="string">
            <text:p>Ok… Si tu le dis…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 table:number-columns-spanned="1" table:number-rows-spanned="11">
            <text:p>parler à Dave dans le laboratoire, 2 fois</text:p>
          </table:table-cell>
          <table:table-cell office:value-type="string" table:number-columns-spanned="1" table:number-rows-spanned="11">
            <text:p>LABORATORY_000</text:p>
          </table:table-cell>
          <table:table-cell office:value-type="string" table:number-columns-spanned="1" table:number-rows-spanned="11">
            <text:p>DAVE*CHOSEN_ONE_PLUS</text:p>
          </table:table-cell>
          <table:table-cell office:value-type="string">
            <text:p>player = object = happy</text:p>
          </table:table-cell>
          <table:table-cell office:value-type="string">
            <text:p>Bonjour Dave, tu regardes quoi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player = calm</text:p>
          </table:table-cell>
          <table:table-cell office:value-type="string">
            <text:p>Nous avons déjà eu cette conversation, Rebecca.@Je n'ai pas pour habitude de me répéter.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player = object = worry</text:p>
          </table:table-cell>
          <table:table-cell office:value-type="string">
            <text:p>Qu'est-ce que tu racontes ?@C'est la première fois que je te demande ça.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player = disillusioned</text:p>
          </table:table-cell>
          <table:table-cell office:value-type="string">
            <text:p>Toi, peut-être…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player = calm</text:p>
          </table:table-cell>
          <table:table-cell office:value-type="string">
            <text:p>Pardon, j'en oubli parfois que je suis@le seul à voir le monde tel qu'il est.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player = object = worry</text:p>
          </table:table-cell>
          <table:table-cell office:value-type="string">
            <text:p>Tu es encore plus bizarre que d'habitude…@Tu es sûr que ça va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player = calm</text:p>
          </table:table-cell>
          <table:table-cell office:value-type="string">
            <text:p>C'est drôle. La dernière fois tu avais@demandé exactement la même chose…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player = calm</text:p>
          </table:table-cell>
          <table:table-cell office:value-type="string">
            <text:p>J'ai l'impression que quoi que je fasse,@au fond, rien ne changera jamais…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player = disillusioned</text:p>
          </table:table-cell>
          <table:table-cell office:value-type="string">
            <text:p>Mais bon, ça n'est pas moi qui ai été choisi,@donc je n'ai pas mon mot à dire.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lm</text:p>
          </table:table-cell>
          <table:table-cell office:value-type="string">
            <text:p>Et pour répondre une nouvelles fois à ta question,@je regardais les bombes dans la salle d'à-côté.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player = object = no_sens</text:p>
          </table:table-cell>
          <table:table-cell office:value-type="string">
            <text:p>Ok… Si tu le dis…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 table:number-columns-spanned="1" table:number-rows-spanned="8">
            <text:p>parler à Dave dans le laboratoire, 3 fois</text:p>
          </table:table-cell>
          <table:table-cell office:value-type="string" table:number-columns-spanned="1" table:number-rows-spanned="8">
            <text:p>LABORATORY_000</text:p>
          </table:table-cell>
          <table:table-cell office:value-type="string" table:number-columns-spanned="1" table:number-rows-spanned="8">
            <text:p>DAVE*CHOSEN_ONE_EXTRA_PLUS</text:p>
          </table:table-cell>
          <table:table-cell office:value-type="string">
            <text:p>player = object = happy</text:p>
          </table:table-cell>
          <table:table-cell office:value-type="string">
            <text:p>Bonjour Dave, tu regardes quoi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player = calm</text:p>
          </table:table-cell>
          <table:table-cell office:value-type="string">
            <text:p>Rebecca, ça ne te fatigue pas de jouer@la même pièce, encore et encore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player = calm</text:p>
          </table:table-cell>
          <table:table-cell office:value-type="string">
            <text:p>Personnellement, je ne vois pas à quoi ça rime.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player = object = worry</text:p>
          </table:table-cell>
          <table:table-cell office:value-type="string">
            <text:p>Tu es encore plus bizarre que d'habitude…@Tu es sûr que ça va ?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disillusioned</text:p>
          </table:table-cell>
          <table:table-cell office:value-type="string">
            <text:p>Les mêmes réponses… Les mêmes lieux…@La même musique bizarre…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lm</text:p>
          </table:table-cell>
          <table:table-cell office:value-type="string">
            <text:p>Parfois, j'aimerais pouvoir perdre la mémoire…@Mais c'est totalement impossible.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lm</text:p>
          </table:table-cell>
          <table:table-cell office:value-type="string">
            <text:p>Je vais arrêter de venir ici, à cette heure et à@cet endroit. Je n'en vois vraiment pas l'intérêt.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player = object = no_sens</text:p>
          </table:table-cell>
          <table:table-cell office:value-type="string">
            <text:p>Ok… Si tu le dis…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>
            <text:p>après au moins 1 fois suivant</text:p>
          </table:table-cell>
          <table:table-cell office:value-type="string">
            <text:p>DAVE_001</text:p>
          </table:table-cell>
          <table:table-cell office:value-type="string">
            <text:p>WARNING*N_TIMES</text:p>
          </table:table-cell>
          <table:table-cell office:value-type="string">
            <text:p>dave = DOWN = camera</text:p>
          </table:table-cell>
          <table:table-cell office:value-type="string">
            <text:p>Tu connais la chanson…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 table:number-columns-spanned="1" table:number-rows-spanned="2">
            <text:p>systématique</text:p>
          </table:table-cell>
          <table:table-cell office:value-type="string" table:number-columns-spanned="1" table:number-rows-spanned="2">
            <text:p>DAVE_001</text:p>
          </table:table-cell>
          <table:table-cell office:value-type="string" table:number-columns-spanned="1" table:number-rows-spanned="2">
            <text:p>WARNING*FIRST_TIME</text:p>
          </table:table-cell>
          <table:table-cell office:value-type="string">
            <text:p>dave = DOWN = camera</text:p>
          </table:table-cell>
          <table:table-cell office:value-type="string">
            <text:p>Tu vas avoir le choix entre deux scénarios@dans ce niveau.</text:p>
          </table:table-cell>
          <table:table-cell table:number-columns-repeated="1019"/>
        </table:table-row>
        <table:table-row table:style-name="ro5">
          <table:covered-table-cell table:style-name="ce5"/>
          <table:covered-table-cell table:number-columns-repeated="2"/>
          <table:table-cell office:value-type="string">
            <text:p>dave = DOWN = camera</text:p>
          </table:table-cell>
          <table:table-cell office:value-type="string">
            <text:p>Le choix de ce scénario va influencer@tes interactions avec les gens et les objets.</text:p>
          </table:table-cell>
          <table:table-cell table:number-columns-repeated="1019"/>
        </table:table-row>
        <table:table-row table:style-name="ro5">
          <table:table-cell table:style-name="ce5" table:number-columns-spanned="5" table:number-rows-spanned="2"/>
          <table:covered-table-cell table:number-columns-repeated="4"/>
          <table:table-cell table:number-columns-repeated="1019"/>
        </table:table-row>
        <table:table-row table:style-name="ro5">
          <table:covered-table-cell table:style-name="ce5"/>
          <table:covered-table-cell table:number-columns-repeated="4"/>
          <table:table-cell table:number-columns-repeated="1019"/>
        </table:table-row>
        <table:table-row table:style-name="ro5">
          <table:table-cell table:style-name="ce5"/>
          <table:table-cell table:number-columns-repeated="1023"/>
        </table:table-row>
        <table:table-row table:style-name="ro5">
          <table:table-cell table:style-name="ce5"/>
          <table:table-cell table:number-columns-repeated="1023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6">
          <table:table-cell table:style-name="ce5"/>
          <table:table-cell table:number-columns-repeated="1023"/>
        </table:table-row>
        <table:table-row table:style-name="ro5" table:number-rows-repeated="10484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808080" style:font-name="Times New Roman" fo:font-size="12pt" fo:font-weight="bold" style:font-weight-asian="bold" style:font-weight-complex="bold"/>
    </style:style>
    <style:style style:name="MT2" style:family="text">
      <style:text-properties fo:color="#808080" style:font-name="Times New Roman" fo:font-size="12pt"/>
    </style:style>
    <style:style style:name="MT3" style:family="text">
      <style:text-properties fo:color="#808080" fo:font-size="12pt" fo:font-weight="bold" style:font-weight-asian="bold" style:font-weight-complex="bold"/>
    </style:style>
  </office:automatic-styles>
  <office:master-styles>
    <style:master-page style:name="Default" style:page-layout-name="Mpm1">
      <style:header>
        <text:p><text:span text:style-name="MT1">DOCUMENT CONFIDENTIEL - Dave</text:span><text:span text:style-name="MT2"> - Reversed Rebecca</text:span></text:p>
      </style:header>
      <style:header-left style:display="false"/>
      <style:footer>
        <style:region-center>
          <text:p><text:span text:style-name="MT3"><text:title>???</text:title></text:span></text:p>
        </style:region-center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5">25/09/2024</text:date>, <text:time>08:1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4T14:46:03.48</meta:creation-date>
    <meta:generator>OpenOffice/4.1.7$Win32 OpenOffice.org_project/417m1$Build-9800</meta:generator>
    <dc:date>2024-09-25T08:13:47.30</dc:date>
    <meta:editing-duration>PT21H32M10S</meta:editing-duration>
    <meta:editing-cycles>132</meta:editing-cycles>
    <meta:document-statistic meta:table-count="3" meta:cell-count="150" meta:object-count="0"/>
  </office:meta>
</office:document-meta>
</file>